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cdc" officeooo:paragraph-rsid="001dbcdc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з<text:line-break/>Симулятор фабрики с акцентом на финансы<text:line-break/>начальный капитал 10000 доларасов<text:line-break/>с него ты строишь фабрику покупаешь сырье перерабатываешь его и получаешь деньги<text:line-break/>Выбор постройки зданий будет на клавишы клавиатуры(будет отдельная кнопка чтобы посмотреть все кнопки, или сделаю <text:span text:style-name="T1">gui </text:span><text:span text:style-name="T2">может быть</text:span>)<text:line-break/>Можно запускать и останавливать производство на кнопку<text:line-break/><text:line-break/>можно будет все вертеть крутить, все ставиться на клеточное пол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20:17:02.600558000</meta:creation-date>
    <dc:date>2026-01-15T20:21:07.754880500</dc:date>
    <meta:editing-duration>PT4M6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" meta:word-count="58" meta:character-count="408" meta:non-whitespace-character-count="350"/>
  </office:meta>
</office:document-meta>
</file>